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3937in" fo:margin-right="0in" fo:margin-top="0in" fo:margin-bottom="0.0972in" loext:contextual-spacing="false" fo:line-height="150%" fo:text-align="end" style:justify-single-word="false" fo:keep-together="auto" fo:orphans="0" fo:widows="0" fo:text-indent="-0.1972in" style:auto-text-indent="false" fo:break-before="auto" fo:break-after="auto" fo:padding="0in" fo:border="none" fo:keep-with-next="auto" style:writing-mode="rl-tb"/>
    </style:style>
    <style:style style:name="P2" style:family="paragraph" style:parent-style-name="Standard" style:list-style-name="WWNum1">
      <style:paragraph-properties fo:margin-left="0.7874in" fo:margin-right="0in" fo:margin-top="0in" fo:margin-bottom="0.0972in" loext:contextual-spacing="false" fo:line-height="150%" fo:text-align="end" style:justify-single-word="false" fo:keep-together="auto" fo:orphans="0" fo:widows="0" fo:text-indent="-0.3937in" style:auto-text-indent="false" fo:break-before="auto" fo:break-after="auto" fo:padding="0in" fo:border="none" fo:keep-with-next="auto" style:writing-mode="rl-tb"/>
    </style:style>
    <style:style style:name="P3" style:family="paragraph" style:parent-style-name="Standard" style:list-style-name="WWNum1">
      <style:paragraph-properties fo:margin-left="1.2598in" fo:margin-right="0in" fo:margin-top="0in" fo:margin-bottom="0.0972in" loext:contextual-spacing="false" fo:line-height="150%" fo:text-align="end" style:justify-single-word="false" fo:keep-together="auto" fo:orphans="0" fo:widows="0" fo:text-indent="-0.472in" style:auto-text-indent="false" fo:break-before="auto" fo:break-after="auto" fo:padding="0in" fo:border="none" fo:keep-with-next="auto" style:writing-mode="rl-tb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50%" fo:text-align="end" style:justify-single-word="false" fo:keep-together="auto" fo:orphans="0" fo:widows="0" fo:text-indent="0in" style:auto-text-indent="false" fo:break-before="auto" fo:break-after="auto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50%" fo:text-align="end" style:justify-single-word="false" fo:keep-together="auto" fo:orphans="0" fo:widows="0" fo:text-indent="0in" style:auto-text-indent="false" fo:break-before="auto" fo:break-after="auto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6" style:family="paragraph" style:parent-style-name="Standard" style:list-style-name="WWNum1">
      <style:paragraph-properties fo:margin-left="1.5752in" fo:margin-right="0in" fo:margin-top="0in" fo:margin-bottom="0.0972in" loext:contextual-spacing="false" fo:line-height="150%" fo:text-align="end" style:justify-single-word="false" fo:keep-together="auto" fo:orphans="0" fo:widows="0" fo:text-indent="-0.5909in" style:auto-text-indent="false" fo:break-before="auto" fo:break-after="auto" fo:padding="0in" fo:border="none" fo:keep-with-next="auto" style:writing-mode="rl-tb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50%" fo:text-align="end" style:justify-single-word="false" fo:keep-together="auto" fo:orphans="0" fo:widows="0" fo:text-indent="0in" style:auto-text-indent="false" fo:break-before="auto" fo:break-after="auto" fo:padding="0in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Title" style:master-page-name="Standard">
      <style:paragraph-properties fo:margin-top="0.1665in" fo:margin-bottom="0.0835in" loext:contextual-spacing="false" fo:line-height="150%" style:page-number="1"/>
    </style:style>
    <style:style style:name="T1" style:family="text">
      <style:text-properties style:font-name="Arial" fo:font-size="20pt" style:font-name-asian="Arial1" style:font-size-asian="20pt" style:font-name-complex="Arial1" style:font-size-complex="20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הליך בדיקה חשמלית</text:span></text:p>
      <text:list xml:id="list1630763155" text:style-name="WWNum1">
        <text:list-item>
          <text:p text:style-name="P1"><text:span text:style-name="T5">הוספת כבל בדיקה חדש</text:span></text:p>
          <text:list>
            <text:list-item>
              <text:p text:style-name="P2"><text:span text:style-name="T6">פותחים את התוכנה </text:span><text:span text:style-name="T5">Braids-Manager.exe</text:span></text:p>
            </text:list-item>
            <text:list-item>
              <text:p text:style-name="P2"><text:span text:style-name="T6">לוחצים 1 להוספת צמה חדשה</text:span></text:p>
            </text:list-item>
            <text:list-item>
              <text:p text:style-name="P2"><text:span text:style-name="T6">מכניסים כמות מחברים של מכונה (כל מחבר לוקח 50 נקודות, אז כדי לתפוס 50 נקודות הכניסו 1)</text:span></text:p>
            </text:list-item>
            <text:list-item>
              <text:p text:style-name="P2"><text:span text:style-name="T6">מכניסים כמות סנפים</text:span></text:p>
            </text:list-item>
            <text:list-item>
              <text:p text:style-name="P2"><text:span text:style-name="T6">עבור כל סנף מכניסים את המידע הבא:</text:span></text:p>
              <text:list>
                <text:list-item>
                  <text:p text:style-name="P3"><text:span text:style-name="T6">מק"ט מחבר</text:span></text:p>
                </text:list-item>
                <text:list-item>
                  <text:p text:style-name="P3"><text:span text:style-name="T6">מק"ט מחבר (פלקס)</text:span></text:p>
                </text:list-item>
                <text:list-item>
                  <text:p text:style-name="P3"><text:span text:style-name="T6">סוג פינים (PIN / SOCKET / BOTH)</text:span></text:p>
                </text:list-item>
              </text:list>
            </text:list-item>
            <text:list-item>
              <text:p text:style-name="P2"><text:span text:style-name="T6">התוכנה תפתח את כל המדבקות הדרושות</text:span></text:p>
            </text:list-item>
            <text:list-item>
              <text:p text:style-name="P2"><text:span text:style-name="T6">הדפיסו את המדבקות והדביקו אותן על הצמה באופן המתואר באיור הבא:</text:span></text:p>
            </text:list-item>
            <text:list-item>
              <text:p text:style-name="P2"><text:span text:style-name="T6">חיזרו לתוכנה ולחצו ENTER לאשר שהמדבקות הודפסו</text:span></text:p>
            </text:list-item>
            <text:list-item>
              <text:p text:style-name="P2"><text:span text:style-name="T6">עכשיו התוכנה תפתח קובץ מפה עבור הצמה</text:span></text:p>
            </text:list-item>
            <text:list-item>
              <text:p text:style-name="P2"><text:span text:style-name="T6">מילאו את הפרטים החסרים במפה באופן ידני</text:span></text:p>
              <text:list>
                <text:list-item>
                  <text:p text:style-name="P3"><text:span text:style-name="T6">PLUG מספר סנף (1, 2, 3...)</text:span></text:p>
                </text:list-item>
                <text:list-item>
                  <text:p text:style-name="P3"><text:span text:style-name="T6">POINT שם פין (1,2,3, A, B, C, BODY, או כל שם אחר הרשום על המחבר. יש להוסיף קו תחתון לפני אות קטנה a_)</text:span></text:p>
                </text:list-item>
                <text:list-item>
                  <text:p text:style-name="P3"><text:span text:style-name="T6">שאר השדות ממולאים אוטומטית לא לגעת בהם</text:span></text:p>
                </text:list-item>
              </text:list>
            </text:list-item>
            <text:list-item>
              <text:p text:style-name="P2"><text:span text:style-name="T6">חיזרו לתוכנה ולחצו ENTER לאשר שהמפה מוכנה</text:span></text:p>
            </text:list-item>
            <text:list-item>
              <text:p text:style-name="P2"><text:span text:style-name="T6">התוכנה תעדכן את הטבלה והתהליך גמור</text:span></text:p>
            </text:list-item>
          </text:list>
        </text:list-item>
      </text:list>
      <text:p text:style-name="P4"/>
      <text:list xml:id="list140148608999502" text:continue-numbering="true" text:style-name="WWNum1">
        <text:list-item>
          <text:p text:style-name="P1"><text:span text:style-name="T5">יצירת תוכנת בדיקה חדשה</text:span></text:p>
          <text:list>
            <text:list-item>
              <text:p text:style-name="P2"><text:span text:style-name="T6">פותחים את התוכנה </text:span><text:span text:style-name="T5">MPT-Manager.exe</text:span></text:p>
            </text:list-item>
            <text:list-item>
              <text:p text:style-name="P2"><text:span text:style-name="T6">לוחצים 1 להוספת תוכנה חדשה</text:span></text:p>
            </text:list-item>
            <text:list-item>
              <text:p text:style-name="P2"><text:span text:style-name="T6">מכניסים מק"ט </text:span><text:span text:style-name="T2">מוצר</text:span></text:p>
            </text:list-item>
            <text:list-item>
              <text:p text:style-name="P2"><text:soft-page-break/><text:span text:style-name="T6">מכניסים תיאור מוצר</text:span></text:p>
            </text:list-item>
            <text:list-item>
              <text:p text:style-name="P2"><text:span text:style-name="T6">מכניסים מספר שרטוט / טבלה / או כל מסמך אחר לפיו אנחנו עומדים לבנות את התוכנה</text:span></text:p>
            </text:list-item>
            <text:list-item>
              <text:p text:style-name="P2"><text:span text:style-name="T6">מכניסים את הרוויזיה של המסמך</text:span></text:p>
            </text:list-item>
            <text:list-item>
              <text:p text:style-name="P2"><text:span text:style-name="T6">התוכנה יוצרת 5 קבצים שיש למלא באופן ידני. להלן תיאור הקבצים</text:span></text:p>
              <text:list>
                <text:list-item>
                  <text:p text:style-name="P3"><text:span text:style-name="T6">רשימת קווים netlist.csv. לטבלה זו 3 שדות:</text:span></text:p>
                  <text:list>
                    <text:list-item>
                      <text:p text:style-name="P6"><text:span text:style-name="T6">CONNAME – השם של המחבר כפי שהוא מופיע בשרטוט</text:span></text:p>
                    </text:list-item>
                    <text:list-item>
                      <text:p text:style-name="P6"><text:span text:style-name="T6">PINNAME – השם של הפין (1,2,3, A, B, C, BODY, או כל שם אחר הרשום על המחבר. יש להוסיף קו תחתון לפני אות קטנה a_)</text:span></text:p>
                    </text:list-item>
                    <text:list-item>
                      <text:p text:style-name="P6"><text:span text:style-name="T6">NETNUM – מספר הקו אליו הפין משתייך</text:span></text:p>
                    </text:list-item>
                  </text:list>
                </text:list-item>
                <text:list-item>
                  <text:p text:style-name="P3"><text:span text:style-name="T6">רשימת שמות הקווים netnames.csv. לטבלה זו 2 שדות</text:span></text:p>
                  <text:list>
                    <text:list-item>
                      <text:p text:style-name="P6"><text:span text:style-name="T6">NETNUM – המספר של הקו</text:span></text:p>
                    </text:list-item>
                    <text:list-item>
                      <text:p text:style-name="P6"><text:span text:style-name="T6">NETNAME – השם של הקו</text:span></text:p>
                    </text:list-item>
                  </text:list>
                </text:list-item>
                <text:list-item>
                  <text:p text:style-name="P3"><text:span text:style-name="T6">סנפים של כבל בדיקה למוצר testcables_to_product.csv. לטבלה זו 2 שדות:</text:span></text:p>
                  <text:list>
                    <text:list-item>
                      <text:p text:style-name="P6"><text:span text:style-name="T6">TESTCABLE – מספר סנף של כבל בדיקה (במידה וחסר להשאיר ריק)</text:span></text:p>
                    </text:list-item>
                    <text:list-item>
                      <text:p text:style-name="P6"><text:span text:style-name="T6">PRODUCT – שם המחבר של המוצר כפי שהוא מופיע בטבלה netlist.csv</text:span></text:p>
                    </text:list-item>
                    <text:list-item>
                      <text:p text:style-name="P6"><text:span text:style-name="T6">PLUG_PN – המק"ט של המחבר כפי שהוא מופיע ב-BOM</text:span></text:p>
                    </text:list-item>
                  </text:list>
                </text:list-item>
                <text:list-item>
                  <text:p text:style-name="P3"><text:span text:style-name="T6">מחברים של כבל בדיקה לשקעים של מכונת MPT. שם הטבלה testcables_to_outlets.csv ולה 2 שדות:</text:span></text:p>
                  <text:list>
                    <text:list-item>
                      <text:p text:style-name="P6"><text:span text:style-name="T6">TESTCABLE – מספר כבל בדיקה (ללא אותיות A B C) (במידה וחסר כבל בדיקה להשאיר קובץ זה ריק כפי שהתוכנה יצרה אותו)</text:span></text:p>
                    </text:list-item>
                    <text:list-item>
                      <text:p text:style-name="P6"><text:span text:style-name="T6">OUTLET – לאיזה שקע הוא מתחבר (A1, B1, C1…)</text:span></text:p>
                    </text:list-item>
                  </text:list>
                </text:list-item>
                <text:list-item>
                  <text:p text:style-name="P3"><text:span text:style-name="T6">קובץ טקסט script.txt המתאר אילו פעולות על המבדק יש לבצע. ראה רשימת פקודות וכיצד להשתמש בהם</text:span></text:p>
                </text:list-item>
              </text:list>
            </text:list-item>
            <text:list-item>
              <text:p text:style-name="P2"><text:span text:style-name="T6">בסיום המילוי של כל הקבצים יש לחזור לתוכנה וללחוץ על ENTER</text:span></text:p>
            </text:list-item>
            <text:list-item>
              <text:p text:style-name="P2"><text:span text:style-name="T6">התוכנה תייצר 3 קבצים</text:span></text:p>
              <text:list>
                <text:list-item>
                  <text:p text:style-name="P3"><text:span text:style-name="T6">קובץ CSV רשימת קווים</text:span></text:p>
                </text:list-item>
                <text:list-item>
                  <text:p text:style-name="P3"><text:span text:style-name="T6">קובץ TXT של תוכנת הבדיקה</text:span></text:p>
                </text:list-item>
                <text:list-item>
                  <text:p text:style-name="P3"><text:span text:style-name="T6">קובץ HTML שמציג אילו מחברים לאן לחבר</text:span></text:p>
                </text:list-item>
              </text:list>
            </text:list-item>
            <text:list-item>
              <text:p text:style-name="P2"><text:span text:style-name="T6">התוכנה תעדכן את הטבלה והתהליך גמור</text:span></text:p>
            </text:list-item>
            <text:list-item>
              <text:p text:style-name="P2"><text:span text:style-name="T6">במידה וחסרים מחברים נגדיים ה</text:span><text:span text:style-name="T2">תוכנה תרשום אותם בטבלה נפרדת של מחברים חסרים</text:span></text:p>
            </text:list-item>
          </text:list>
        </text:list-item>
      </text:list>
      <text:p text:style-name="P5"><text:soft-page-break/></text:p>
      <text:list xml:id="list140148288449122" text:continue-numbering="true" text:style-name="WWNum1">
        <text:list-item>
          <text:p text:style-name="P1"><text:span text:style-name="T5">בדיקת צמה במבדק</text:span></text:p>
          <text:list>
            <text:list-item>
              <text:p text:style-name="P2"><text:span text:style-name="T2">פותחים תוכנה MPT.exe</text:span></text:p>
            </text:list-item>
            <text:list-item>
              <text:p text:style-name="P2"><text:span text:style-name="T2">מכניסים סיסמא במידת הצורך</text:span></text:p>
            </text:list-item>
            <text:list-item>
              <text:p text:style-name="P2"><text:span text:style-name="T2">לוחצים על F3 כדי לפתוח מסך מבדק</text:span></text:p>
            </text:list-item>
            <text:list-item>
              <text:p text:style-name="P2"><text:span text:style-name="T2">בוחרים ב-V את הפונקציות</text:span></text:p>
            </text:list-item>
            <text:list-item>
              <text:p text:style-name="P2"><text:span text:style-name="T2">לוחצים על פתח</text:span></text:p>
            </text:list-item>
            <text:list-item>
              <text:p text:style-name="P2"><text:span text:style-name="T2">בוחרים בתוכנה הרצויה</text:span></text:p>
            </text:list-item>
          </text:list>
        </text:list-item>
      </text:list>
      <text:p text:style-name="P7"/>
      <text:list xml:id="list140148380729696" text:continue-numbering="true" text:style-name="WWNum1">
        <text:list-item>
          <text:p text:style-name="P1"><text:span text:style-name="T4">הוספת תוכנה חדשה לרשימת התוכנות הקיימות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1965in" fo:margin-left="0.393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937in" fo:margin-left="0.787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72in" fo:margin-left="1.2598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5902in" fo:margin-left="1.5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8" meta:word-count="490" meta:character-count="2640" meta:non-whitespace-character-count="2255"/>
    <meta:generator>LibreOfficeDev/6.0.5.2$Linux_X86_64 LibreOffice_project/</meta:generator>
  </office:meta>
</office:document-meta>
</file>